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Times New Roman'" style:font-family-asian="'Times New Roman'" style:font-family-complex="'Times New Roman'" fo:background-color="transparent" style:use-window-font-color="true"/>
    </style:style>
    <style:style style:name="T2" style:family="text">
      <style:text-properties fo:font-size="12.00pt" fo:font-weight="bold" fo:font-family="'Times New Roman'" style:font-family-asian="'Times New Roman'" style:font-family-complex="'Times New Roman'"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4.00pt" fo:font-weight="bold" fo:font-family="'Times New Roman'" style:font-family-asian="'Times New Roman'" style:font-family-complex="'Times New Roman'" fo:background-color="transparent" style:use-window-font-color="true"/>
    </style:style>
    <style:style style:name="T5" style:family="text">
      <style:text-properties fo:font-size="12.00pt" fo:font-weight="bold"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4.00pt" fo:font-weight="bold" fo:font-family="'Times New Roman'" style:font-family-asian="'Times New Roman'" style:font-family-complex="'Times New Roman'" fo:background-color="transparent" style:use-window-font-color="true"/>
    </style:style>
    <style:style style:name="T8" style:family="text">
      <style:text-properties fo:font-size="12.00pt" fo:font-weight="bold"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bold"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bold"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bold"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bold"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bold"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bold"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2.00pt" fo:font-weight="bold" fo:font-family="'Times New Roman'" style:font-family-asian="'Times New Roman'" style:font-family-complex="'Times New Roman'"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bold"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bold"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bold"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bold" fo:font-family="'Times New Roman'" style:font-family-asian="'Times New Roman'" style:font-family-complex="'Times New Roman'"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15.00%" fo:text-align="center" fo:margin-bottom="10.00pt"/>
    </style:style>
    <style:style style:name="P4" style:family="paragraph">
      <style:paragraph-properties fo:line-height="115.00%" fo:text-align="left" fo:margin-bottom="10.00pt"/>
    </style:style>
    <style:style style:name="P5" style:family="paragraph">
      <style:paragraph-properties fo:line-height="115.00%" fo:text-align="center" fo:margin-bottom="10.00pt"/>
    </style:style>
    <style:style style:name="P6" style:family="paragraph">
      <style:paragraph-properties fo:line-height="115.00%" fo:text-align="left" fo:margin-bottom="10.00pt"/>
    </style:style>
  </office:automatic-styles>
  <office:body>
    <office:text>
      <text:p text:style-name="P1"><text:span text:style-name="T1">Engineering Notes: Reticulum GUI</text:span><text:span text:style-name="T2"/></text:p>
      <text:p text:style-name="P2"><text:span text:style-name="T2">Overview</text:span></text:p>
      <text:p text:style-name="P2"><text:span text:style-name="T3">The Reticulum GUI is a PyQt6-based application designed to interface with Reticulum and NomadNet. It provides a graphical interface for users to configure and manage their Reticulum setup, including frequency settings, spreading factors, coding rates, bandwidth, and transmit power. The application also includes features to save, load, and delete profiles.</text:span></text:p>
      <text:p text:style-name="P3"><text:span text:style-name="T4">Project Structure</text:span><text:span text:style-name="T5"/></text:p>
      <text:p text:style-name="P4"><text:span text:style-name="T5">Main Files:</text:span><text:span text:style-name="T6"/></text:p>
      <text:p text:style-name="P4"><text:span text:style-name="T6">ret_gui.ui: The Qt Designer UI file.</text:span></text:p>
      <text:p text:style-name="P4"><text:span text:style-name="T6">ret_gui.py: The main Python file generated from ret_gui.ui using pyuic5.</text:span></text:p>
      <text:p text:style-name="P4"><text:span text:style-name="T6">config_profile.py: Contains the Profile class used for managing profile data.</text:span></text:p>
      <text:p text:style-name="P4"><text:span text:style-name="T6">Directories:</text:span></text:p>
      <text:p text:style-name="P4"><text:span text:style-name="T6">../: Parent directory containing necessary resources like reticulum_logo_512.png, output.txt, profiles.txt, and instructions.txt.</text:span></text:p>
      <text:p text:style-name="P5"><text:span text:style-name="T7">Key Components</text:span></text:p>
      <text:p text:style-name="P6"><text:span text:style-name="T8">Widgets and Layouts</text:span></text:p>
      <text:p text:style-name="P6"><text:span text:style-name="T8">Central Widget (self.centralwidget):<text:s/></text:span><text:span text:style-name="T9">Contains all the primary interactive elements like combo boxes, labels, buttons, and text edits.</text:span></text:p>
      <text:p text:style-name="P6"><text:span text:style-name="T10">Combo Boxes:</text:span></text:p>
      <text:p text:style-name="P6"><text:span text:style-name="T11">freqCombo: For selecting frequency.</text:span></text:p>
      <text:p text:style-name="P6"><text:span text:style-name="T11">spreadCombo: For selecting spreading factor.</text:span></text:p>
      <text:p text:style-name="P6"><text:span text:style-name="T11">codingCombo: For selecting coding rate.</text:span></text:p>
      <text:p text:style-name="P6"><text:span text:style-name="T12">Text Edits:</text:span><text:span text:style-name="T13"/></text:p>
      <text:p text:style-name="P6"><text:span text:style-name="T13">outputText: Displays output and instructions.</text:span></text:p>
      <text:p text:style-name="P6"><text:span text:style-name="T13">descriptionText: Displays installation logs and status messages.</text:span></text:p>
      <text:p text:style-name="P6"><text:span text:style-name="T14">Buttons:</text:span><text:span text:style-name="T15"/></text:p>
      <text:p text:style-name="P6"><text:span text:style-name="T15">uploadButton: Runs nomadnet.</text:span></text:p>
      <text:p text:style-name="P6"><text:span text:style-name="T15">meshchat_button: Runs MeshChat.</text:span></text:p>
      <text:p text:style-name="P6"><text:span text:style-name="T15">jump_button: Runs the Reticulum daemon (rnsd).</text:span></text:p>
      <text:p text:style-name="P6"><text:span text:style-name="T15">saveButton: Saves the current profile.</text:span></text:p>
      <text:p text:style-name="P6"><text:span text:style-name="T15">loadButton: Deletes a profile.</text:span></text:p>
      <text:p text:style-name="P6"><text:span text:style-name="T15">pushButton: Flashes ports and installs configurations.</text:span></text:p>
      <text:p text:style-name="P6"><text:span text:style-name="T16">Check Box:</text:span><text:span text:style-name="T17"/></text:p>
      <text:p text:style-name="P6"><text:span text:style-name="T17">jumpCheck: Enables or disables transport mode.</text:span></text:p>
      <text:p text:style-name="P6"><text:span text:style-name="T18">Functionality</text:span><text:span text:style-name="T19"/></text:p>
      <text:p text:style-name="P6"><text:span text:style-name="T19">Setup UI (setupUi): Initializes the UI components and sets up the layout and connections.</text:span></text:p>
      <text:p text:style-name="P6"><text:span text:style-name="T19">Retranslate UI (retranslateUi): Sets the text for UI elements based on the current language settings.</text:span></text:p>
      <text:p text:style-name="P6"><text:span text:style-name="T19">Run Commands: Functions to run external commands like nomadnet, meshchat, and rnsd.</text:span></text:p>
      <text:p text:style-name="P6"><text:span text:style-name="T20">Profile Management:</text:span></text:p>
      <text:p text:style-name="P6"><text:span text:style-name="T21">Load Profiles (load_profiles): Loads profiles from profiles.txt.</text:span></text:p>
      <text:p text:style-name="P6"><text:span text:style-name="T21">Save Profile (save_profile): Saves the current profile configuration to profiles.txt.</text:span></text:p>
      <text:p text:style-name="P6"><text:span text:style-name="T21">Fill Profile (fill_profile): Fills the UI with the selected profile's data.</text:span></text:p>
      <text:p text:style-name="P6"><text:span text:style-name="T21">Delete Profile (delete_profile): Deletes the selected profile from the list and updates profiles.txt.</text:span></text:p>
      <text:p text:style-name="P6"><text:span text:style-name="T21">Flash Ports (flash_ports): Lists available serial ports and auto-installs configurations using rnodeconf --autoinstall.</text:span></text:p>
      <text:p text:style-name="P6"><text:span text:style-name="T22">Configuration</text:span></text:p>
      <text:p text:style-name="P6"><text:span text:style-name="T23">Configuration File (config): Written to .reticulum/config based on the user input from the GUI. Contains settings for transport, frequency, spreading factor, coding rate, bandwidth, and transmit power.</text:span></text:p>
      <text:p text:style-name="P6"><text:span text:style-name="T24">Installation</text:span><text:span text:style-name="T25"/></text:p>
      <text:p text:style-name="P6"><text:span text:style-name="T25">Installation Commands: Runs pip commands to install Reticulum and NomadNet. Outputs the installation logs to output.txt and displays them in descriptionText.</text:span></text:p>
      <text:p text:style-name="P6"><text:span text:style-name="T26">Error Handling</text:span><text:span text:style-name="T27"/></text:p>
      <text:p text:style-name="P6"><text:span text:style-name="T27">Parse Fields (parse_fields): Parses and validates user input for frequency, spreading factor, coding rate, bandwidth, and transmit power. Displays error messages in descriptionText if the input format is incorrect.</text:span></text:p>
      <text:p text:style-name="P6"><text:span text:style-name="T28">Additional Notes</text:span></text:p>
      <text:p text:style-name="P6"><text:span text:style-name="T29">UI Interactivity: Uses Qt's signals and slots mechanism to connect UI elements to their respective functions.</text:span></text:p>
      <text:p text:style-name="P6"><text:span text:style-name="T29">Data Persistence: Profiles are stored in profiles.txt and loaded into the application on startup.</text:span></text:p>
      <text:p text:style-name="P6"><text:span text:style-name="T30">Future Improvements</text:span><text:span text:style-name="T31"/></text:p>
      <text:p text:style-name="P6"><text:span text:style-name="T31">Error Checking: Enhance input validation to provide more detailed error messages and prevent invalid configurations.</text:span></text:p>
      <text:p text:style-name="P6"><text:span text:style-name="T31">Profile Editing: Implement functionality to edit existing profiles.</text:span></text:p>
      <text:p text:style-name="P6"><text:span text:style-name="T31">OS Portability: Create working configurations for non-linux operating systems, Windows and Mac, with different path settings.</text:span></text:p>
      <text:p text:style-name="P6"><text:span text:style-name="T31">Desktop Shortcut: Create desktop shortcuts to make startup easier.</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